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margin-left="0.0472in" fo:break-before="page" table:align="left"/>
    </style:style>
    <style:style style:name="Table1.A" style:family="table-column">
      <style:table-column-properties style:column-width="0.5778in"/>
    </style:style>
    <style:style style:name="Table1.B" style:family="table-column">
      <style:table-column-properties style:column-width="0.1514in"/>
    </style:style>
    <style:style style:name="Table1.C" style:family="table-column">
      <style:table-column-properties style:column-width="0.2368in"/>
    </style:style>
    <style:style style:name="Table1.D" style:family="table-column">
      <style:table-column-properties style:column-width="0.534in"/>
    </style:style>
    <style:style style:name="Table1.E" style:family="table-column">
      <style:table-column-properties style:column-width="0.0813in"/>
    </style:style>
    <style:style style:name="Table1.F" style:family="table-column">
      <style:table-column-properties style:column-width="0.7007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1.1146in"/>
    </style:style>
    <style:style style:name="Table1.I" style:family="table-column">
      <style:table-column-properties style:column-width="0.3854in"/>
    </style:style>
    <style:style style:name="Table1.J" style:family="table-column">
      <style:table-column-properties style:column-width="0.9264in"/>
    </style:style>
    <style:style style:name="Table1.K" style:family="table-column">
      <style:table-column-properties style:column-width="0.5208in"/>
    </style:style>
    <style:style style:name="Table1.L" style:family="table-column">
      <style:table-column-properties style:column-width="0.0528in"/>
    </style:style>
    <style:style style:name="Table1.M" style:family="table-column">
      <style:table-column-properties style:column-width="1.5in"/>
    </style:style>
    <style:style style:name="Table1.1" style:family="table-row">
      <style:table-row-properties style:min-row-height="0.6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G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K1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1.2" style:family="table-row">
      <style:table-row-properties style:min-row-height="0.1639in"/>
    </style:style>
    <style:style style:name="Table1.A2" style:family="table-cell">
      <style:table-cell-properties style:vertical-align="" fo:padding="0.0382in" fo:border-left="0.05pt solid #000000" fo:border-right="none" fo:border-top="none" fo:border-bottom="none"/>
    </style:style>
    <style:style style:name="Table1.G2" style:family="table-cell">
      <style:table-cell-properties style:vertical-align="middle" fo:padding="0.0382in" fo:border="none"/>
    </style:style>
    <style:style style:name="Table1.K2" style:family="table-cell">
      <style:table-cell-properties style:vertical-align="middle" fo:padding="0.0382in" fo:border-left="none" fo:border-right="0.05pt solid #000000" fo:border-top="none" fo:border-bottom="none"/>
    </style:style>
    <style:style style:name="Table1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1.C8" style:family="table-cell" style:data-style-name="N3">
      <style:table-cell-properties style:vertical-align="middle" fo:padding="0.0382in" fo:border="none"/>
    </style:style>
    <style:style style:name="Table1.A11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" fo:padding="0.0382in" fo:border-left="none" fo:border-right="none" fo:border-top="none" fo:border-bottom="0.05pt solid #000000"/>
    </style:style>
    <style:style style:name="Table1.H12" style:family="table-cell">
      <style:table-cell-properties style:vertical-align="" fo:padding="0.0382in" fo:border-left="none" fo:border-right="none" fo:border-top="none" fo:border-bottom="0.05pt solid #000000"/>
    </style:style>
    <style:style style:name="Table1.J12" style:family="table-cell">
      <style:table-cell-properties style:vertical-align="" fo:padding="0.0382in" fo:border-left="none" fo:border-right="none" fo:border-top="none" fo:border-bottom="0.05pt solid #000000"/>
    </style:style>
    <style:style style:name="Table1.M1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Tamaho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1799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>
        <style:tab-stops>
          <style:tab-stop style:position="0.4264in"/>
          <style:tab-stop style:position="5.502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>
        <style:tab-stops>
          <style:tab-stop style:position="0.3693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502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1799in"/>
        </style:tab-stops>
      </style:paragraph-properties>
      <style:text-properties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3693in"/>
        </style:tab-stops>
      </style:paragraph-properties>
      <style:text-properties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ahoma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Tahom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margin-left="0.0661in" fo:margin-right="0in" fo:text-indent="0in" style:auto-text-indent="false"/>
      <style:text-properties style:font-name="Tahoma" fo:font-size="8pt" style:font-size-asian="8pt" style:font-size-complex="8pt"/>
    </style:style>
    <style:style style:name="P23" style:family="paragraph" style:parent-style-name="Table_20_Contents">
      <style:paragraph-properties fo:margin-left="0.0661in" fo:margin-right="0in" fo:text-indent="0in" style:auto-text-indent="false"/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style:font-name="Tahoma" fo:font-size="8pt" style:font-size-asian="8pt" style:font-size-complex="8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Table_20_Contents">
      <style:text-properties style:font-name="Tahoma" fo:font-size="8pt" style:font-size-asian="8pt" style:font-size-complex="8pt"/>
    </style:style>
    <style:style style:name="P27" style:family="paragraph" style:parent-style-name="Table_20_Contents">
      <style:text-properties style:font-name="Tahoma" fo:font-size="10pt" style:font-size-asian="10pt" style:font-size-complex="10pt"/>
    </style:style>
    <style:style style:name="T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normal" fo:text-shadow="none" style:text-underline-style="none" style:font-name-asian="Tahoma1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font-name="Tahoma1" fo:font-style="normal" fo:text-shadow="none" style:text-underline-style="none" fo:font-weight="normal" style:font-name-asian="Tahoma1" style:font-style-asian="normal" style:font-weight-asian="normal" style:font-name-complex="Tahoma1" style:font-style-complex="normal" style:font-weight-complex="normal" style:text-emphasize="none" style:text-overline-style="none" style:text-overline-color="font-color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6" office:value-type="string">
            <text:p text:style-name="P9"><text:span text:style-name="T6">CÔNG TY XSKT&amp;DVTH BÌNH PHƯỚC</text:span> </text:p>
            <text:p text:style-name="P8">KHÁCH SẠN BOM BO</text:p>
            <text:p text:style-name="P10">MST: 3800100513 – 001</text:p>
            <text:p text:style-name="P11">Đc: 723 Q.Lộ 14 - Đồng Xoài -B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4" office:value-type="string">
            <text:p text:style-name="P20">PHIẾU THU</text:p>
            <text:p text:style-name="P18">Ngày <text:span text:style-name="T5"><text:placeholder text:placeholder-type="text">&lt;o.date[8:10]&gt;</text:placeholder></text:span><text:span text:style-name="T5"> t</text:span>háng <text:span text:style-name="T5"><text:placeholder text:placeholder-type="text">&lt;o.date[5:7]&gt;</text:placeholder></text:span> năm <text:span text:style-name="T5"><text:placeholder text:placeholder-type="text">&lt;o.date[0:4]&gt;</text:placeholder></text:span></text:p>
          </table:table-cell>
          <table:covered-table-cell/>
          <table:covered-table-cell/>
          <table:covered-table-cell/>
          <table:table-cell table:style-name="Table1.K1" table:number-columns-spanned="3" office:value-type="string">
            <text:p text:style-name="P7">Mẫu số 02 <text:span text:style-name="T2">-TT</text:span></text:p>
            <text:p text:style-name="P13">(Ban hành theo QĐ số: 15/2006/QĐ - BTC, ngày 20/03/2006 của Bộ trưởng BTC)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2">ĐT: 0651.87.296.870.297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K2" table:number-columns-spanned="3" office:value-type="string">
            <text:p text:style-name="P6"><text:span text:style-name="T1">Số: </text:span><text:span text:style-name="T1"><text:placeholder text:placeholder-type="text">&lt;o.number or ''&gt;</text:placeholder></text:span></text:p>
          </table:table-cell>
          <table:covered-table-cell/>
          <table:covered-table-cell/>
        </table:table-row>
        <table:table-row>
          <table:table-cell table:style-name="Table1.A3" table:number-rows-spanned="2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6">Nợ TK:</text:p>
          </table:table-cell>
          <table:table-cell table:style-name="Table1.K2" table:number-columns-spanned="2" office:value-type="string">
            <text:p text:style-name="P25"><text:placeholder text:placeholder-type="text">&lt;o.account_id and o.account_id.code or ''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6">Có TK:</text:p>
          </table:table-cell>
          <table:table-cell table:style-name="Table1.K2" table:number-columns-spanned="2" office:value-type="string">
            <text:p text:style-name="P25"><text:placeholder text:placeholder-type="text">&lt;get_account_crs(o)&gt;</text:placeholder></text:p>
          </table:table-cell>
          <table:covered-table-cell/>
        </table:table-row>
        <table:table-row>
          <table:table-cell table:style-name="Table1.A3" table:number-columns-spanned="5" office:value-type="string">
            <text:p text:style-name="P22">Họ và tên người nộp tiền: </text:p>
          </table:table-cell>
          <table:covered-table-cell/>
          <table:covered-table-cell/>
          <table:covered-table-cell/>
          <table:covered-table-cell/>
          <table:table-cell table:style-name="Table1.K2" table:number-columns-spanned="8" office:value-type="string">
            <text:p text:style-name="P22"><text:placeholder text:placeholder-type="text">&lt;o.assign_user or ''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Địa chỉ: </text:p>
          </table:table-cell>
          <table:table-cell table:style-name="Table1.K2" table:number-columns-spanned="12" office:value-type="string">
            <text:p text:style-name="P22"><text:placeholder text:placeholder-type="text">&lt;o.partner_id and 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Lý do nộp: </text:p>
          </table:table-cell>
          <table:covered-table-cell/>
          <table:table-cell table:style-name="Table1.K2" table:number-columns-spanned="11" office:value-type="string">
            <text:p text:style-name="P22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Số tiền: </text:p>
          </table:table-cell>
          <table:covered-table-cell/>
          <table:table-cell table:style-name="Table1.C8" table:number-columns-spanned="6" office:value-type="float" office:value="0">
            <text:p text:style-name="P24"><text:placeholder text:placeholder-type="text">&lt;o.amount or 0&gt;</text:placeholder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K2" table:number-columns-spanned="5" office:value-type="string">
            <text:p text:style-name="P22">VNĐ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2">Viết bằng chữ: <text:s/></text:p>
          </table:table-cell>
          <table:covered-table-cell/>
          <table:covered-table-cell/>
          <table:table-cell table:style-name="Table1.K2" table:number-columns-spanned="10" office:value-type="string">
            <text:p text:style-name="P22"><text:placeholder text:placeholder-type="text">&lt;amount_to_text(o.amount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Kèm theo: <text:s text:c="84"/></text:p>
          </table:table-cell>
          <table:covered-table-cell/>
          <table:table-cell table:style-name="Table1.G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2" office:value-type="string">
            <text:p text:style-name="P22"><text:span text:style-name="T7">chứng từ gốc</text:span><text:span text:style-name="T4">.</text:span></text:p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16">Ngày <text:span text:style-name="T3"><text:placeholder text:placeholder-type="text">&lt;o.date[8:10]&gt;</text:placeholder></text:span><text:span text:style-name="T3"> t</text:span>háng <text:span text:style-name="T3"><text:placeholder text:placeholder-type="text">&lt;o.date[5:7]&gt;</text:placeholder></text:span> năm <text:span text:style-name="T3"><text:placeholder text:placeholder-type="text">&lt;o.date[0:4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17">Thủ Trưởng Đơn Vị</text:p>
            <text:p text:style-name="P17">(Ký, họ tên, đóng dấu)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table-cell table:style-name="Table1.J12" table:number-columns-spanned="3" office:value-type="string">
            <text:p text:style-name="P17">Kế Toán Trưởng</text:p>
            <text:p text:style-name="P17">(Ký, họ tên)</text:p>
          </table:table-cell>
          <table:covered-table-cell/>
          <table:covered-table-cell/>
          <table:table-cell table:style-name="Table1.J12" table:number-columns-spanned="2" office:value-type="string">
            <text:p text:style-name="P17">Thủ Qũy</text:p>
            <text:p text:style-name="P17">(Ký, họ tên)</text:p>
          </table:table-cell>
          <table:covered-table-cell/>
          <table:table-cell table:style-name="Table1.J12" table:number-columns-spanned="3" office:value-type="string">
            <text:p text:style-name="P17">Người Lập Phiếu</text:p>
            <text:p text:style-name="P17">(Ký, họ tên)</text:p>
          </table:table-cell>
          <table:covered-table-cell/>
          <table:covered-table-cell/>
          <table:table-cell table:style-name="Table1.M12" office:value-type="string">
            <text:p text:style-name="P17">Người Nộp Tiền</text:p>
            <text:p text:style-name="P17">(Ký, họ tên)</text:p>
          </table:table-cell>
        </table:table-row>
      </table:table>
      <text:p text:style-name="P14"/>
      <text:p text:style-name="P3"><text:tab/></text:p>
      <text:p text:style-name="P4"><text:tab/></text:p>
      <text:p text:style-name="P2"><text:tab/></text:p>
      <text:p text:style-name="P5"><text:tab/></text:p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43in" style:type="center"/>
          <style:tab-stop style:position="7.708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2in" fo:margin-bottom="0.7917in" fo:margin-left="0.4264in" fo:margin-right="0.36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4-11-10T15:38:35</meta:creation-date>
    <dc:date>2014-12-13T15:35:45</dc:date>
    <dc:creator>kiet </dc:creator>
    <meta:editing-duration>PT1H20M47S</meta:editing-duration>
    <meta:editing-cycles>78</meta:editing-cycles>
    <meta:generator>LibreOffice/3.5$Linux_X86_64 LibreOffice_project/350m1$Build-2</meta:generator>
    <meta:document-statistic meta:table-count="1" meta:image-count="0" meta:object-count="0" meta:page-count="1" meta:paragraph-count="42" meta:word-count="138" meta:character-count="876" meta:non-whitespace-character-count="678"/>
  </office:meta>
</office:document-meta>
</file>